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eb1" officeooo:paragraph-rsid="000f0eb1"/>
    </style:style>
    <style:style style:name="P2" style:family="paragraph" style:parent-style-name="Standard">
      <style:paragraph-properties fo:text-align="justify" style:justify-single-word="false"/>
      <style:text-properties officeooo:rsid="000f0eb1" officeooo:paragraph-rsid="000f0eb1"/>
    </style:style>
    <style:style style:name="P3" style:family="paragraph" style:parent-style-name="Standard">
      <style:text-properties officeooo:rsid="000f0eb1" officeooo:paragraph-rsid="00387d57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f0eb1" officeooo:paragraph-rsid="000f0eb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f0eb1" officeooo:paragraph-rsid="000f0eb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officeooo:rsid="00387d57" officeooo:paragraph-rsid="00387d57" style:font-size-asian="13pt" style:font-weight-asian="bold" style:font-size-complex="13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201cm" fo:margin-bottom="0.201cm" loext:contextual-spacing="false" fo:text-align="justify" style:justify-single-word="false" fo:text-indent="1.199cm" style:auto-text-indent="false" style:page-number="auto" fo:background-color="transparent"/>
      <style:text-properties officeooo:rsid="00387d57" officeooo:paragraph-rsid="00387d57"/>
    </style:style>
    <style:style style:name="P8" style:family="paragraph" style:parent-style-name="Standard">
      <loext:graphic-properties draw:fill="none"/>
      <style:paragraph-properties fo:margin-left="0cm" fo:margin-right="0cm" fo:margin-top="0.201cm" fo:margin-bottom="0.201cm" loext:contextual-spacing="false" fo:text-align="justify" style:justify-single-word="false" fo:text-indent="1.199cm" style:auto-text-indent="false" fo:background-color="transparent"/>
      <style:text-properties officeooo:rsid="00387d57" officeooo:paragraph-rsid="00387d57"/>
    </style:style>
    <style:style style:name="P9" style:family="paragraph" style:parent-style-name="Standard" style:list-style-name="L1">
      <loext:graphic-properties draw:fill="none"/>
      <style:paragraph-properties fo:margin-top="0.201cm" fo:margin-bottom="0.201cm" loext:contextual-spacing="false" fo:text-align="justify" style:justify-single-word="false" fo:background-color="transparent"/>
      <style:text-properties officeooo:rsid="00387d57" officeooo:paragraph-rsid="00387d57"/>
    </style:style>
    <style:style style:name="T1" style:family="text">
      <style:text-properties officeooo:rsid="00241bae"/>
    </style:style>
    <style:style style:name="T2" style:family="text">
      <style:text-properties officeooo:rsid="003a53a3"/>
    </style:style>
    <style:style style:name="T3" style:family="text">
      <style:text-properties fo:font-weight="bold" officeooo:rsid="003a53a3" style:font-weight-asian="bold" style:font-weight-complex="bold"/>
    </style:style>
    <style:style style:name="T4" style:family="text">
      <style:text-properties officeooo:rsid="003cdf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<text:span text:style-name="T1">Estadual </text:span>do Norte do Paraná – UENP</text:p>
      <text:p text:style-name="P4">Campus Luiz Meneghel</text:p>
      <text:p text:style-name="P4">Bandeirantes-PR</text:p>
      <text:p text:style-name="P1"/>
      <text:p text:style-name="P3"/>
      <text:p text:style-name="P6">Trabalho <text:span text:style-name="T4">em dupla</text:span> para a disciplina</text:p>
      <text:p text:style-name="P2"/>
      <text:p text:style-name="P7">Implemente um algoritmo capaz de organizar o horário de todas as disciplinas do curso de Ciência da Computação considerando todas as turmas. Para isso, algumas regras devem ser obedecidas:</text:p>
      <text:list xml:id="list2023632875" text:style-name="L1">
        <text:list-item>
          <text:p text:style-name="P9">Professor não pode ter mais de uma disciplina que leciona em um mesmo horário.</text:p>
        </text:list-item>
        <text:list-item>
          <text:p text:style-name="P9">Nenhum professor deverá ter carga de trabalho superior a 8 horas/dia.</text:p>
        </text:list-item>
        <text:list-item>
          <text:p text:style-name="P9">Não se deve colocar em um mesmo horário mais disciplinas que utilizam laboratórios do que laboratórios disponíveis. </text:p>
          <text:p text:style-name="P9"/>
        </text:list-item>
      </text:list>
      <text:p text:style-name="P8">Note que este é um problema combinatório. Pesquise e implemente um algoritmo que seja capaz de realizar a distribuição das disciplinas ao longo da semana sem infringir as regras.</text:p>
      <text:p text:style-name="P8"/>
      <text:p text:style-name="P8">Deve ser entregue até <text:span text:style-name="T3">04/12/2017</text:span><text:span text:style-name="T2"> um artigo referente ao desenvolvimento e teste do algorit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6:51:46.050635190</meta:creation-date>
    <dc:date>2017-09-06T20:28:33.246900645</dc:date>
    <meta:editing-duration>PT2H12M49S</meta:editing-duration>
    <meta:editing-cycles>24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135" meta:character-count="843" meta:non-whitespace-character-count="720"/>
  </office:meta>
</office:document-meta>
</file>